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52cce" officeooo:paragraph-rsid="00052cce"/>
    </style:style>
    <style:style style:name="P3" style:family="paragraph" style:parent-style-name="Standard">
      <style:text-properties fo:language="fr" fo:country="FR" officeooo:rsid="00082da0" officeooo:paragraph-rsid="00082da0"/>
    </style:style>
    <style:style style:name="P4" style:family="paragraph" style:parent-style-name="Standard">
      <style:text-properties fo:language="fr" fo:country="FR" officeooo:rsid="00181012" officeooo:paragraph-rsid="00181012"/>
    </style:style>
    <style:style style:name="P5" style:family="paragraph" style:parent-style-name="Standard">
      <style:text-properties fo:language="fr" fo:country="FR" officeooo:rsid="0018c733" officeooo:paragraph-rsid="0018c733"/>
    </style:style>
    <style:style style:name="P6" style:family="paragraph" style:parent-style-name="Standard">
      <style:text-properties fo:language="fr" fo:country="FR" fo:font-weight="bold" style:font-weight-asian="bold" style:font-weight-complex="bold"/>
    </style:style>
    <style:style style:name="P7" style:family="paragraph" style:parent-style-name="Standard">
      <style:text-properties fo:language="fr" fo:country="FR" officeooo:paragraph-rsid="0008e80f"/>
    </style:style>
    <style:style style:name="P8" style:family="paragraph" style:parent-style-name="Standard">
      <style:text-properties fo:language="fr" fo:country="FR" officeooo:rsid="000ca76c" officeooo:paragraph-rsid="000ca76c"/>
    </style:style>
    <style:style style:name="P9" style:family="paragraph" style:parent-style-name="Standard">
      <style:text-properties fo:language="fr" fo:country="FR" officeooo:rsid="000fbfd6" officeooo:paragraph-rsid="000fbfd6"/>
    </style:style>
    <style:style style:name="P10" style:family="paragraph" style:parent-style-name="Standard">
      <style:text-properties fo:language="fr" fo:country="FR" officeooo:rsid="0012f185" officeooo:paragraph-rsid="0012f185"/>
    </style:style>
    <style:style style:name="P11" style:family="paragraph" style:parent-style-name="Standard">
      <style:text-properties fo:language="fr" fo:country="FR" officeooo:rsid="00139893" officeooo:paragraph-rsid="00139893"/>
    </style:style>
    <style:style style:name="P12" style:family="paragraph" style:parent-style-name="Standard">
      <style:text-properties fo:language="fr" fo:country="FR" officeooo:rsid="0014dc8a" officeooo:paragraph-rsid="0014dc8a"/>
    </style:style>
    <style:style style:name="P13" style:family="paragraph" style:parent-style-name="Standard">
      <style:text-properties fo:language="fr" fo:country="FR" officeooo:rsid="0018e596" officeooo:paragraph-rsid="0018e596"/>
    </style:style>
    <style:style style:name="P14" style:family="paragraph" style:parent-style-name="Text_20_body">
      <style:text-properties fo:language="fr" fo:country="FR" officeooo:rsid="00082da0" officeooo:paragraph-rsid="00082da0" loext:padding="0cm" loext:border="none"/>
    </style:style>
    <style:style style:name="T1" style:family="text">
      <style:text-properties officeooo:rsid="0008e80f"/>
    </style:style>
    <style:style style:name="T2" style:family="text">
      <style:text-properties officeooo:rsid="00113a29"/>
    </style:style>
    <style:style style:name="T3" style:family="text">
      <style:text-properties officeooo:rsid="00139893"/>
    </style:style>
    <style:style style:name="T4" style:family="text">
      <style:text-properties officeooo:rsid="0014dc8a"/>
    </style:style>
    <style:style style:name="T5" style:family="text">
      <style:text-properties officeooo:rsid="001677c9"/>
    </style:style>
    <style:style style:name="T6" style:family="text">
      <style:text-properties officeooo:rsid="001a9784"/>
    </style:style>
    <style:style style:name="T7" style:family="text">
      <style:text-properties officeooo:rsid="001ace25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1</text:p>
      <text:p text:style-name="P2"/>
      <text:p text:style-name="P3">Mettre des tests</text:p>
      <text:p text:style-name="P3">Implémenté</text:p>
      <text:p text:style-name="P3"/>
      <text:p text:style-name="P4">Faire un rapport</text:p>
      <text:p text:style-name="P3"/>
      <text:p text:style-name="P5">Avoir les specs Super Clean</text:p>
      <text:p text:style-name="P3"/>
      <text:p text:style-name="P14">- Chatbot Ubereat: commande, programmer une commande, recommandation,</text:p>
      <text:p text:style-name="P6">- <text:span text:style-name="T1">Plan de gestion de projet Beton</text:span></text:p>
      <text:p text:style-name="P1"><text:tab/>- <text:span text:style-name="T1">Activités devops</text:span></text:p>
      <text:p text:style-name="P7">- <text:span text:style-name="T1">Mettre en place Scrum (Daily, Retro et Demo)</text:span></text:p>
      <text:p text:style-name="P7"/>
      <text:p text:style-name="P8">Multi-support</text:p>
      <text:p text:style-name="P9"><text:span text:style-name="T2">New moteur + </text:span>Call l’API</text:p>
      <text:p text:style-name="P9"/>
      <text:p text:style-name="P10">Cela <text:span text:style-name="T7">ramène</text:span> du monde car Covid19 <text:span text:style-name="T3">et il y a de la </text:span><text:span text:style-name="T7">concurrence</text:span></text:p>
      <text:p text:style-name="P10"/>
      <text:p text:style-name="P10">simple</text:p>
      <text:p text:style-name="P10">personnalisable <text:span text:style-name="T4">(couleur)</text:span></text:p>
      <text:p text:style-name="P10">pas beaucoup de place (bulle par exemple)</text:p>
      <text:p text:style-name="P10">Pas en gros en venant sur la page mais que l’utilisateur peut le remarquer</text:p>
      <text:p text:style-name="P11">Qui vient pas perturber le flow n’y <text:span text:style-name="T7">même</text:span> le rendre invisible</text:p>
      <text:p text:style-name="P11"/>
      <text:p text:style-name="P12">Navigable sans aller sur le site lui <text:span text:style-name="T7">même</text:span> <text:span text:style-name="T5">(commander, voir les restaurants autours)</text:span></text:p>
      <text:p text:style-name="P12"/>
      <text:p text:style-name="P12">---</text:p>
      <text:p text:style-name="P12"/>
      <text:p text:style-name="P13">Ont peut ne pas avoir de temps pour sa sa et sa donc faire plus <text:span text:style-name="T6">concis</text:span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3-10T17:33:11.364000000</dc:date>
    <meta:editing-duration>PT1H20M25S</meta:editing-duration>
    <meta:editing-cycles>24</meta:editing-cycles>
    <meta:document-statistic meta:table-count="0" meta:image-count="0" meta:object-count="0" meta:page-count="1" meta:paragraph-count="20" meta:word-count="125" meta:character-count="702" meta:non-whitespace-character-count="596"/>
  </office:meta>
</office:document-meta>
</file>